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759f38" officeooo:paragraph-rsid="00759f38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75e34b" officeooo:paragraph-rsid="0075e34b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7620b7" officeooo:paragraph-rsid="007620b7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774718" officeooo:paragraph-rsid="00774718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775c75" officeooo:paragraph-rsid="00775c75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786989" officeooo:paragraph-rsid="00786989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7911df" officeooo:paragraph-rsid="007911df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795d59" officeooo:paragraph-rsid="00795d59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799e32" officeooo:paragraph-rsid="00799e32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7b7bc2" officeooo:paragraph-rsid="007b7bc2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7c3514" officeooo:paragraph-rsid="007c3514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7c3514" officeooo:paragraph-rsid="007d587b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7d587b" officeooo:paragraph-rsid="007d587b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7eb22d" officeooo:paragraph-rsid="007eb22d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7eb22d" officeooo:paragraph-rsid="007f10d0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7f10d0" officeooo:paragraph-rsid="0081ecd3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7f6ec7" officeooo:paragraph-rsid="0081ecd3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8040eb" officeooo:paragraph-rsid="0081ecd3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81ecd3" officeooo:paragraph-rsid="0081ecd3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88a3c9" officeooo:paragraph-rsid="0088a3c9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officeooo:paragraph-rsid="00837824"/>
    </style:style>
    <style:style style:name="P22" style:family="paragraph" style:parent-style-name="Standard">
      <style:text-properties officeooo:rsid="0083b5db" officeooo:paragraph-rsid="0083b5db"/>
    </style:style>
    <style:style style:name="P23" style:family="paragraph" style:parent-style-name="Standard">
      <style:text-properties officeooo:rsid="008628be" officeooo:paragraph-rsid="008628be"/>
    </style:style>
    <style:style style:name="P24" style:family="paragraph" style:parent-style-name="Standard">
      <style:text-properties officeooo:rsid="0087af18" officeooo:paragraph-rsid="0087af18"/>
    </style:style>
    <style:style style:name="P25" style:family="paragraph" style:parent-style-name="Standard">
      <style:text-properties officeooo:rsid="0088a3c9" officeooo:paragraph-rsid="0088a3c9"/>
    </style:style>
    <style:style style:name="P26" style:family="paragraph" style:parent-style-name="Standard">
      <style:text-properties fo:color="#000000" style:font-name="Liberation Serif" fo:font-style="normal" fo:font-weight="normal" officeooo:rsid="00837824" officeooo:paragraph-rsid="00837824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color="#000000" style:font-name="Liberation Serif" fo:font-style="normal" fo:font-weight="normal" officeooo:rsid="0083b5db" officeooo:paragraph-rsid="0083b5db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color="#000000" style:font-name="Liberation Serif" fo:font-style="normal" fo:font-weight="normal" officeooo:rsid="0084cd8e" officeooo:paragraph-rsid="0084cd8e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color="#000000" style:font-name="Liberation Serif" fo:font-style="normal" fo:font-weight="normal" officeooo:rsid="00852e37" officeooo:paragraph-rsid="00852e37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color="#000000" style:font-name="Liberation Serif" fo:font-style="normal" fo:font-weight="normal" officeooo:rsid="008628be" officeooo:paragraph-rsid="008628be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color="#000000" style:font-name="Liberation Serif" fo:font-style="normal" fo:font-weight="normal" officeooo:rsid="00a6bcfd" officeooo:paragraph-rsid="008628be" style:font-style-asian="normal" style:font-weight-asian="normal" style:font-style-complex="normal" style:font-weight-complex="normal"/>
    </style:style>
    <style:style style:name="T1" style:family="text">
      <style:text-properties officeooo:rsid="00775c75"/>
    </style:style>
    <style:style style:name="T2" style:family="text">
      <style:text-properties officeooo:rsid="00786989"/>
    </style:style>
    <style:style style:name="T3" style:family="text">
      <style:text-properties officeooo:rsid="007911df"/>
    </style:style>
    <style:style style:name="T4" style:family="text">
      <style:text-properties officeooo:rsid="007b7bc2"/>
    </style:style>
    <style:style style:name="T5" style:family="text">
      <style:text-properties officeooo:rsid="007c3514"/>
    </style:style>
    <style:style style:name="T6" style:family="text">
      <style:text-properties officeooo:rsid="007d587b"/>
    </style:style>
    <style:style style:name="T7" style:family="text">
      <style:text-properties officeooo:rsid="007f10d0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81ecd3"/>
    </style:style>
    <style:style style:name="T11" style:family="text">
      <style:text-properties officeooo:rsid="00837824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color="#000000" style:font-name="Liberation Serif" fo:letter-spacing="normal" fo:font-weight="normal" style:font-weight-asian="normal" style:font-weight-complex="normal"/>
    </style:style>
    <style:style style:name="T14" style:family="text">
      <style:text-properties fo:color="#000000" style:font-name="Liberation Serif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000000" style:font-name="Liberation Serif" fo:font-style="normal" fo:font-weight="normal" officeooo:rsid="0081ecd3" style:font-style-asian="normal" style:font-weight-asian="normal" style:font-style-complex="normal" style:font-weight-complex="normal"/>
    </style:style>
    <style:style style:name="T16" style:family="text">
      <style:text-properties fo:color="#000000" style:font-name="Liberation Serif" fo:font-style="normal" fo:font-weight="normal" officeooo:rsid="00837824" style:font-style-asian="normal" style:font-weight-asian="normal" style:font-style-complex="normal" style:font-weight-complex="normal"/>
    </style:style>
    <style:style style:name="T17" style:family="text">
      <style:text-properties officeooo:rsid="0087af18"/>
    </style:style>
    <style:style style:name="T18" style:family="text">
      <style:text-properties officeooo:rsid="0088a3c9"/>
    </style:style>
    <style:style style:name="T19" style:family="text">
      <style:text-properties officeooo:rsid="0088e9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 всё-таки меня неотступно преследовала надежда, настолько радостно звучал голос Иры при разговоре со мной по телефону. Может?..</text:p>
      <text:p text:style-name="P1">И она не виновата, что тёща решила выставить меня перед тобой озверелым двереломом. И даже не посоветовалась с Ирой, у которой голос был как у моей Иры...</text:p>
      <text:p text:style-name="P1">Чтобы удостоверить эти упованья, я поехал на Мир, на переговорный пункт междугородней телефонной связи рядом с Главпочтамтом.</text:p>
      <text:p text:style-name="P1">Стеклянная дверь и витринные стены отделили от шума трамваев и площадной суеты перед Универмагом. Женщина за длинным прилавком со стеклянным барьерчиком записала в квитанцию город и номер телефона, по которому звоню. Я заплатил.</text:p>
      <text:p text:style-name="P1">Она сняла свой телефон и кому-то сказала, чтобы дали Нежин, 4-59-83.</text:p>
      <text:p text:style-name="P1">Я сунул квитанцию в задний карман джинсов и стал ещё одним из немногочисленных ожидающих.</text:p>
      <text:p text:style-name="P1">Когда где-то в другом городе кто-то подымал трубку телефона с заказанным номером, ему говорили, что Конотоп на связи, а в зале переговорного пункта чёрный динамик кричал женским голосом в какую кабинку зайти для разговора с тем городом.</text:p>
      <text:p text:style-name="P1">В указанной кабинке за стеклом в верхней половине двери вспыхивала электрическая лампочка, заливая жёлтым светом тесные стены из прессованной фанеры ДСП. Ожидавший заходил в этот отсек с телефоном на маленькой полочке в углу и высоким табуретом с засиженным плюшевым сиденьем. Не знаю мягкое оно, или жёсткое — я никогда не садился.</text:p>
      <text:p text:style-name="P1">- Алма-Ата! Номер не отвечает! Что будете делать?</text:p>
      <text:p text:style-name="P1">- Повторите!</text:p>
      <text:p text:style-name="P2">В динамике слышались отголоски долгих гудков телефона в далёкой Алма-Ате.</text:p>
      <text:p text:style-name="P2">- Петразаводск! Двенадцатая кабина!</text:p>
      <text:p text:style-name="P2">Кто что говорит в узкой кабинке в зале не разобрать, если только не начнёт орать из-за плохой связи.</text:p>
      <text:p text:style-name="P2">- Алма-Ата! Номер <text:s/>не отвечает!</text:p>
      <text:p text:style-name="P2">- Снимайте!</text:p>
      <text:p text:style-name="P2">Не дождавшийся возвращает квитанцию, а ему его деньги.</text:p>
      <text:p text:style-name="P2">- Нежин на линии!</text:p>
      <text:p text:style-name="P2">Я захожу в кабинку и отворачиваюсь спиной к залу за стеклом в верхней половине её двери. Очень трудно говорить, когда так трепыхается сердце.</text:p>
      <text:p text:style-name="P2">- Позовите Иру, пожалуйста.</text:p>
      <text:p text:style-name="P2">- Кто говорит?</text:p>
      <text:p text:style-name="P2">- Сергей Огольцов.</text:p>
      <text:p text:style-name="P2">- Сейчас...</text:p>
      <text:p text:style-name="P2">- Да.</text:p>
      <text:p text:style-name="P2">И трепыханье враз унялось, стиснутое повеявшим из её голоса дыханьем вечной мерзлоты.</text:p>
      <text:p text:style-name="P2">Я здороваюсь что-то говорю, но слышу, что мне не пробиться сквозь намертво схватившийся лёд.</text:p>
      <text:p text:style-name="P2">- Слушай, я ничего не прошу, но девочке нужен отец.</text:p>
      <text:p text:style-name="P2">- Можешь не беспокоиться, у неё уже есть отец.</text:p>
      <text:p text:style-name="P2">- Да?.. Это... хорошо.</text:p>
      <text:p text:style-name="P2">Разговор окончен. Я ухожу с переговорного, но в стеклянной клетке входного тамбура оглядываюсь на кабинку, где уже погас свет и говорю сам себе:</text:p>
      <text:p text:style-name="P2">- Смотри, номер семь. Седьмой номер — это где тебя распинают...</text:p>
      <text:p text:style-name="P2"/>
      <text:p text:style-name="P2">Где Великобритания, а где Конотоп; но — поди ж ты! — из-за неё, а точнее из-за её коммунистов, а совсем в точку из-за их газеты «Morning Star» я не попал на свадьбу своей сестры Наташи тем летом.</text:p>
      <text:p text:style-name="P2">Ведь, если внимательно вдуматься, именно «Morning Star» виновата в моём повторном попадании в дурдом.</text:p>
      <text:p text:style-name="P2"/>
      <text:p text:style-name="P2"><text:soft-page-break/>Когда ежедневно читаешь новости бывшие две недели назад <text:s/>новостями в туманном Альбионе, то начинаешь сопереживать лейбористскому движению и имена Майкла Фута и Тони Бенна уже не такой пустой звук, как фамилии Суслов, или Подгорный, или кто там ещё в этом Политбюро ЦК КПСС.</text:p>
      <text:p text:style-name="P3">Глава британского правительства Маргарет Тэтчер перестаёт быть «дорогая госпожа Маргарет Тэтчер!», а становится той железной сучкой, что за пару занюханных свитеров заморила голодной смертью двадцать девять ирландских парней.</text:p>
      <text:p text:style-name="P3">То есть происходит сдвиг <text:s/>в сторону неадекватного восприятия окружающих реалий. Начинаешь себя вести, как шахтёр из графства Кент, или работник коммунального хозяйства города Манчестер.</text:p>
      <text:p text:style-name="P3">Конечно, я мог бы сослаться на недостаточную информированность — ведь я жил в эпоху застоя, о том не догадываясь. Однако, это слабое оправдание, потому что в одинаково недогадливых условиях жил и тот работник КГБ, которому поступил звонок из СМП-615.</text:p>
      <text:p text:style-name="P3">В разгар лета, когда на полях страны идёт страда развернувшейся битвы за урожай, когда шахтёры Кузбасса обещают в текущем году выдать на-горá миллионную тонну чёрного золота, когда он, этот работник КГБ, до сих пор всё ещё не решил — ехать ли в субботу на дачу в Жолдаки, или всё же махнуть на Десну, откуда вторую неделю мужики возвращаются с хорошим уловом...</text:p>
      <text:p text:style-name="P3">Звонок.</text:p>
      <text:p text:style-name="P3">ЧП.</text:p>
      <text:p text:style-name="P3">В СМП-615 забастовка и сидячая демонстрация. </text:p>
      <text:p text:style-name="P3">Сколько человек?</text:p>
      <text:p text:style-name="P3">Один.</text:p>
      <text:p text:style-name="P3">Где конкретно?</text:p>
      <text:p text:style-name="P3">На крыльце административно-бытового корпуса.</text:p>
      <text:p text:style-name="P3">Ничего не предпринимайте до приезда сотрудников.</text:p>
      <text:p text:style-name="P3"/>
      <text:p text:style-name="P3">Да, я сидел на бетонном крыльце двуступенчатого крыльца двухэтажного административно-бытового корпуса.</text:p>
      <text:p text:style-name="P3">Да, это была забастовка, потому что в десять утра, вместо того чтобы звенеть кельмой и мантулить кирпич на кирпич, я переоделся в вагончике на Семи Ветрах и заявился на базу.</text:p>
      <text:p text:style-name="P3">Да, забастовка была сидячей и, чтобы удобнее было сидеть, я взял деревянный стул в сторожке на проходной и притащил его на крыльцо административно-бытового корпуса.</text:p>
      <text:p text:style-name="P3"/>
      <text:p text:style-name="P4">Шёл классически летний день, в синем небе над производственным корпусом неподвижно висел громадный клуб одиночного плотно-белого облака. По высокой железнодорожной насыпи позади растворного узла <text:span text:style-name="T1">с торопливым перестуком пролетали скорые поезда, увесисто погромыхивали составы товарняков.</text:span></text:p>
      <text:p text:style-name="P5">Шёл трудовой день и только я ничего не делал, а парился в этой рубашке из голубого ацетатного шёлка — он такая же хрень, как и нейлон, просто чуть мягче.</text:p>
      <text:p text:style-name="P5">Я сидел сбоку от входа, чтобы не загораживать дорогу изредка проходящим работникам СМП-615. Двум слесарям, мужьям Лиды и Виты из нашей бригады, когда те спросили, чё это я тут, <text:s/>а не на работе, я без объяснений указал на доску трудовых показателей за месяц с покрытием из коричневого линолеума, поставленную на том же крыльце, но с другой стороны от входа. А главный механик и сам догадался прочитать.</text:p>
      <text:p text:style-name="P5">Вообще-то, эта доска пожизненно висела в вестибюле, рядом с окошечком касы, храня девственную чистоту своего линолеума, хотя на её рамочке сверху лежал кусок мела. Сегодня пробил её звёздный час и вот она тут — покрытая напыщенным почерком, по которому без всякой графологии можно распознать графомана:</text:p>
      <text:p text:style-name="P5"><text:tab/><text:tab/><text:tab/>«Наш профсоюзный босс — лгун!</text:p>
      <text:p text:style-name="P5"><text:tab/><text:tab/><text:tab/> Слаушевского — к ногтю!»</text:p>
      <text:p text:style-name="P5">Я знаю, что случись такое где-нибудь в Англии, возле этой доски уже сфотографировались <text:soft-page-break/>бы молодые представители от обеих фракций партии лейбористов, а репортёры всё той же «Morning Star» уже брали бы у меня интервью — за что такая нетерпимость к профсоюзному лидеру?</text:p>
      <text:p text:style-name="P5">До сегодняшнего утра я тоже питал к нему только симпатии. У бригадира плотников, Анатолия Слаушевского, приятная внешность под стрижкой молочно-седых волос. <text:span text:style-name="T2">В Голливуде он запросто сделал бы карьеру снимаясь в роли благородного шерифа в различных вестернах.</text:span></text:p>
      <text:p text:style-name="P6">Но и у нас благородный вид в цене и Слаушевского год за годом избирают в председатели профкома СМП-615. Эта должность, считай что, не оплачивается, так что он тоже живёт на одну зарплату. Как все.</text:p>
      <text:p text:style-name="P6">И он думал, что я его пойму, как все, когда он мне сегодня утром на объекте сообщил:</text:p>
      <text:p text:style-name="P6">- Не будет дела.</text:p>
      <text:p text:style-name="P6">- Как не будет?</text:p>
      <text:p text:style-name="P6">- А вот так — не будет дела.</text:p>
      <text:p text:style-name="P6">Разве мог он предположить, что его за это белым по коричневому обзовут «боссом» и потребуют ногтевой расправы?</text:p>
      <text:p text:style-name="P6"/>
      <text:p text:style-name="P6">Симпатии — вещь недолговечная. Месяц назад я его обнять был готов, когда он мен сказал про путёвку в пионерлагерь «Артек». Конечно — хочу! Всё своё пионерское детство мечтал побывать в солнечном «Артеке» на побережье Крыма. Теперь, понятно, по возрасту не вписываюсь, но Леночка будет рада поехать на Чёрное море.</text:p>
      <text:p text:style-name="P6">На самом деле, Леночка немного испугалась и начала спрашивать бабушку, но та сказала, что «Артек» - это очень хорошо. И Леночка уже прошла всех врачей медицинской комиссии из детской поликлиники, и даже выбрала какой возьмёт с собою чемодан с вещами для «Артека».</text:p>
      <text:p text:style-name="P6">- Не будет дела.</text:p>
      <text:p text:style-name="P6">Месяц назад Слаушевский ещё не знал, что кто-то ещё догадается, что «Артек» — <text:s/>это хорошо, потому-то и предложил путёвку мне хорошо, за счёт профсоюза.</text:p>
      <text:p text:style-name="P6">И не важно, что догадливый из другой организации, и не важно кто из начальства СМП-615 похвастал ему про эту путёвку; в любом случае, его должность выше, чем у каменщика.</text:p>
      <text:p text:style-name="P6">- Не будет дела.</text:p>
      <text:p text:style-name="P6">Если живёшь на одну зарплату — должен быть понятливым. Как все. </text:p>
      <text:p text:style-name="P6">Пришмыгни носом, почеши в затылке, выматерись, наконец, и иди паши дальше. Зачем на Слаушевского бочку катить? Он тоже — как все.</text:p>
      <text:p text:style-name="P6"/>
      <text:p text:style-name="P6">Мне известно, как всё это обернулось бы в Англии, <text:span text:style-name="T3">но я не знаю что будет дальше здесь. Поэтому у меня роль созерцателя в ацетатных шелках — придётся расстегнуть пару пуговиц, а то слишком жарко.</text:span></text:p>
      <text:p text:style-name="P6"/>
      <text:p text:style-name="P7">Из-за бело кирпичного угла административно-бытового корпуса по дорожному покрытию из мягчайше мельчайшей пыли медленно въехала белая «волга», сделала круг разворота и остановилась возле крыльца, носом туда, откуда приехала.</text:p>
      <text:p text:style-name="P7">Водитель вышел, оставив на заднем сиденьи двух пассажиров, взошёл на крыльцо, ознакомился с двумя строками на линолеумной доске трудовых показателей за месяц и, не взглянув на меня, прошёл внутрь.</text:p>
      <text:p text:style-name="P7">Он быстро вернулся, сел в машину и двое здоровяков вышли из неё ему на смену. Они подошли ко мне.</text:p>
      <text:p text:style-name="P7">- Пойдём.</text:p>
      <text:p text:style-name="P7">- Куда?</text:p>
      <text:p text:style-name="P7">- Там узнаешь.</text:p>
      <text:p text:style-name="P7">Неудобно разговаривать задирая голову в обе стороны. Я встал и положил руку на спинку стула:</text:p>
      <text:p text:style-name="P7"><text:soft-page-break/>- Ну, хоть стул отнесу.</text:p>
      <text:p text:style-name="P7">- Без тебя уберут.</text:p>
      <text:p text:style-name="P7">И каждый из них уже ухватил двумя руками мой бицепс — кому какой ближе.</text:p>
      <text:p text:style-name="P7">Аккуратно и медленно, они повели меня к «волге».</text:p>
      <text:p text:style-name="P7">Вдалеке, в тени распахнутого входа в производственный корпус наблюдающая группа из двух слесарей и одного сварщика. Картина Репина «Арест пропагандиста».</text:p>
      <text:p text:style-name="P7">Архангел слева, видя моё непротивленство, ослабил хватку; он уже, типа, просто гуляет держа меня под руку. <text:s/>Я кричу водителю:</text:p>
      <text:p text:style-name="P7">- Этот левый сачкует!</text:p>
      <text:p text:style-name="P7">Хватки уравновешиваются и мы втроём садимся на заднее сиденье; я в центре, как король на именинах.</text:p>
      <text:p text:style-name="P7">Пока Свайциха открывал ворота проходной — первый раз в жизни запертые в дневное время — я покричал ей, чтоб забрала с крыльца стул, взятый мною отсюда.</text:p>
      <text:p text:style-name="P7">И меня повезли в Конотоп.</text:p>
      <text:p text:style-name="P8">После какой-то ещё проходной мне сказали пересесть в УАЗик с глухим фургоном, туда же поднялся один сопровождающий и УАЗик поехал. Вскоре мы снова остановились. Через окошко в кабину водителя и его лобовое стекло виднелись тополя возле Городского Медицинского Центра.</text:p>
      <text:p text:style-name="P8">Мы долго ждали, потом задняя дверь распахнулась. На тротуаре стоял психиатр Тарасенко.</text:p>
      <text:p text:style-name="P8">- Да, это — он.</text:p>
      <text:p text:style-name="P8">После этих его слов дверь снова захлопнулась и меня повезли в Ромны.</text:p>
      <text:p text:style-name="P8">Без какой-либо добровольности с моей стороны.</text:p>
      <text:p text:style-name="P2"/>
      <text:p text:style-name="P9">То, как ты выглядишь, напрямую зависит от того насколько хорошо относится к тебе зеркало, в которое ты смотришься. Я не раз замечал это; в одном — я шикарен! В другом: и этот упырь — я?</text:p>
      <text:p text:style-name="P9">Самое влюблённое в меня зеркало стоит в трюмо пятого отделения областной психиатрической больницы в городе Ромны. Оно мне показало насколько, всё-таки, я красивый мужчина. Причём <text:s/>без всякой кинематографической слащавости красив.</text:p>
      <text:p text:style-name="P9">В те три месяца в Одессе я смахивал на актёра Конкина, или его вместо меня загримировали для съёмок в <text:s/>«Место встречи изменить нельзя», не суть важно; главное, что тут, из этого трюмо, на меня смотрит непривычный для стереотипных эталонов красавец кисти Тициана.</text:p>
      <text:p text:style-name="P9">Красная пижама с жёлтенькими полосками, шатен с мягкими, чуть подсветлёнными солнцем волосами, но главное достоинство — цвет глаз.</text:p>
      <text:p text:style-name="P9">Небывалый цвет, невиданный — цвет плавящегося мёда.</text:p>
      <text:p text:style-name="P9">И пусть капитан Писак, составляя мой словесный портрет перед строем первой роты говорил:</text:p>
      <text:p text:style-name="P9">- Вы на глаза ему гляньте! Глаза-то — рысьи!</text:p>
      <text:p text:style-name="P9">Но нет: капитан, трюмо врать не станет — хорош! Жаль, что кроме меня никто не видит.</text:p>
      <text:p text:style-name="P9">В холле пусто, и в отделении тихо; десяток больных в палате наблюдения, а остальные весь световой день — с перерывом на обед — проводят на Площадке. Ведь это ж — лето!</text:p>
      <text:p text:style-name="P9"/>
      <text:p text:style-name="P9">Когда на экспериментальном участке ремонтного цеха завода КПВРЗ мы, в конце рабочего дня, дожидались пока истекут самые тягучие последние полчаса и, опёршись спиной о тиски, болтали о том, о сём, а вобщем-то ни о чём, то некоторые молодые слесаря говорили, что неплохо бы опять попасть на службу в армию, <text:span text:style-name="T4">только теперь, зная уже что к чему; ну, не на полные два года, а скажем, на месяц там.</text:span></text:p>
      <text:p text:style-name="P10">Мне, тогдашнему допризывнику, такие разговоры казались неубедительными, а теперь соглашусь — одно и то же явление выглядит по-разному; <text:span text:style-name="T19">при первом взгляде</text:span> округлённ<text:span text:style-name="T19">о недоумевающих глаз </text:span><text:s/>оно выглядит таким, <text:span text:style-name="T19">а когда посмотреть</text:span> с высоты накопленного опыта, <text:span text:style-name="T19">то,</text:span> довольно-таки, эдаким.</text:p>
      <text:p text:style-name="P10">А один месяц — это фигня. В дурдом не закрывают меньше, чем на сорок пять дней.</text:p>
      <text:p text:style-name="P10"><text:soft-page-break/>Сорок пять дней — это половина сезона; половина лета, половина весны, или когда там тебя прихватят.</text:p>
      <text:p text:style-name="P10">Как больной со стажем, я уже знал эти нюансы и некоторые другие, но но летом тут ещё не бывал.</text:p>
      <text:p text:style-name="P10">На меня, как на примелькавшегося рецидивиста уже не стали тратить дорогостоящий препарат инсулин. На этот раз меня тут не лечили — меня наказывали аминазином.</text:p>
      <text:p text:style-name="P10">Три экзекуции в день умножить на сорок пять.</text:p>
      <text:p text:style-name="P10">Я знал во что они превратят мой зад через полсезона.</text:p>
      <text:p text:style-name="P10">И, как более дешёвого больного, меня поместили в более обширную палату — номер восемь.</text:p>
      <text:p text:style-name="P10">Чем больше больных ночует вокруг, тем больше шансов выслушивать их вопли от ночных кошмаров, или становиться свидетелем разборок под светом неумолимых ламп.</text:p>
      <text:p text:style-name="P10"/>
      <text:p text:style-name="P10">У всякого лета имеются свои минусы и, в первую очередь — наплыв.</text:p>
      <text:p text:style-name="P10">Любой житель любого курортног<text:span text:style-name="T5">о</text:span> города согласится — как понаедут, то уровень жизни резко снижается.</text:p>
      <text:p text:style-name="P11">Летом пятое отделение обслуживает, в среднем, на сорок больных больше, чем в остальные сезоны. Чтобы всем было место где спать, в восьмой, например, палате на двух поставленных бок о бок койках укладывались от трёх до четырёх ночующих; кому как повезёт. </text:p>
      <text:p text:style-name="P11">В те полсезона мне везло и так, и эдак.</text:p>
      <text:p text:style-name="P11">Зато имелось громадное «зато!» <text:s/>— лето снимало проблему помытого, и потому запертого туалета, ведь мы весь день проводили на Площадке.</text:p>
      <text:p text:style-name="P11"/>
      <text:p text:style-name="P11">Площадка — это квадрат 40 на 40 метров.</text:p>
      <text:p text:style-name="P11">Три стороны его периметра, включая ту, в которой калитка, это забор из толстых серых некрашеных досок, вертикально прибитых одна рядом с другой, высотою 2,2 м. Четвёртая сторона затянута крупной металлической сеткой, на высоту 2 метра от земли.</text:p>
      <text:p text:style-name="P12">Вдоль забора образующего основание квадрата стоит тридцатиметровый навес — двускатная крыша из ржавой жести опирается на столбики из красного кирпича. <text:s/>Под навесом хранится штабель поломанных железных коек и стоят две пока ещё живые, они покрыты суконными больничными одеялами, куда по очереди ложатся больные носом вниз, когда принесут шприцы дневных уколов. <text:span text:style-name="T6">Пара стульев-кресел с подранным кожзаменителем <text:s/>приткнуты для устойчивости в кирпичные столбики опор — они для медбратьев. В дальнем конце навеса, ближе к сетке, две-три фанерные скамеечки с неудобными как у школьных парт спинками.</text:span></text:p>
      <text:p text:style-name="P13">Вдоль противоположной стороны-забора в землю врыты бревенчатые столбики, к которым прибиты такие же заборные доски, образуя пунктир из трёх последовательных лавок.</text:p>
      <text:p text:style-name="P13">Точно такие же сеста для сидения оборудованы вдоль третьего забора, того самого, в котором устроена калитка.</text:p>
      <text:p text:style-name="P13">Возле сетки сидеть не на чем, зато в правом верхнем углу Площадки стоит туалет типа сортир с тремя стенками из кусков жести и без дверей, для удобства надзирающих медбратьев, чтобы больные там не кончали с собой, или чего похуже не удумали.</text:p>
      <text:p text:style-name="P13">Пол у Площадки — это плотно утоптанный грунт с примесью глины и слоем пыли такой же фактуры.</text:p>
      <text:p text:style-name="P14">И всё?</text:p>
      <text:p text:style-name="P14">Нет!</text:p>
      <text:p text:style-name="P14">Есть ещё два «зато!» — зелень травы на газоне по ту сторону сетки и — летнее небо с белыми облаками поверх всех и вся.</text:p>
      <text:p text:style-name="P14">Солнце всходило из-за высокой крыши пятого отделения и тень её начинала неприметное поступательное движение от сетки к противоположному забору.</text:p>
      <text:p text:style-name="P14">Сходив на обед, мы её уже не заставали, а солнце всё так же неуклонно двигалось дальше — к стройке одноэтажного корпуса за сеткой и ещё дальше, пока не скроется, а чётко очерченная тень начнёт всползать на стену пятого отделения, аж до самой крыши, где и смешается с сумерками вечера, а значит сейчас поведут в отделение на ужин и ночёвку.</text:p>
      <text:p text:style-name="P14"><text:soft-page-break/>После того, разумеется, как мы помоем ноги на площадке первого этажа. </text:p>
      <text:p text:style-name="P14">Все 120 человек, по очереди, друг за другом, войдут <text:s/>в один и тот же <text:s/>жестяный таз, на выходе из которого двое полудурков, преклонив колени, будут отирать всем ноги, по очереди, <text:s/>одной и той же парой вафельных полотенец.</text:p>
      <text:p text:style-name="P14">В этом есть что-то библейское.</text:p>
      <text:p text:style-name="P14"/>
      <text:p text:style-name="P15"/>
      <text:p text:style-name="P14">Знакомых лиц я встретил штук десять. </text:p>
      <text:p text:style-name="P14">Цыба в первый же вечер поспешно подошёл по коридору, <text:s/>мельком взглянул и отвернулся:</text:p>
      <text:p text:style-name="P14">- Э! Уже не тот!</text:p>
      <text:p text:style-name="P14">И больше он не пожелал со мной общаться.</text:p>
      <text:p text:style-name="P14">Саша, который знал моего брата Сашу, так и оставался с обритой головой, но постоянно спал.</text:p>
      <text:p text:style-name="P14">Когда мы утром с радостными воплями вливались сквозь калитку на Площадку, <text:s/>он заваливался на койку для уколов и сонно уступал часть её для укладки, по очереди, тех, <text:span text:style-name="T10">кому принесены шприцы для экзекуции.</text:span></text:p>
      <text:p text:style-name="P14"/>
      <text:p text:style-name="P19">Первые час-два, покуда солнце не выжарит прохладу утра, я валялся на лавке вдоль дальнего забора — напротив навеса. </text:p>
      <text:p text:style-name="P19">За ним находится Площадка четвёртого отделения и там вопят и визжат не хуже нашего.</text:p>
      <text:p text:style-name="P19">Иногда у меня над головой становился один из прибабахнутых и начинал бубнить, что нечестно столько места на одного. Приходилось садиться, потому что я не мог послать его на три лавки у забора с калиткой — там территория полностью долбанутых гимнософистов.</text:p>
      <text:p text:style-name="P19">Они бурлили собственной жизнью, не замечая: что многократно обожжённая солнцем кожа их тел потрескалась до крови.</text:p>
      <text:p text:style-name="P19">Вот один, утомившись монотонностью качания взад-вперёд в сидячей позе, с джунглевым рёвом срывается на пару метров вглубь Площадки, чтобы вернуться обратно и качаться дальше. По пути он одним пинком заваливает такого же обожжённого философа, <text:span text:style-name="T11">сидящего на корточках, чтобы удобнее чертить пальцем по земле, цепляясь локтем за свои же яйца.</text:span></text:p>
      <text:p text:style-name="P21"><text:span text:style-name="T15">- </text:span><text:span text:style-name="Emphasis"><text:span text:style-name="T12">Noli turbare</text:span></text:span><text:span text:style-name="T13"> </text:span><text:span text:style-name="T12">circulos meos!</text:span><text:span text:style-name="T16">.</text:span></text:p>
      <text:p text:style-name="P26">Ещё он может одним ударом сшибить с лавки голого соседа, сосредоточенно покручивающего в пальцах невесть откуда взятый кусочек надломленного прутика сантиметров шестнадцать.</text:p>
      <text:p text:style-name="P26">Медбратья не вмешивались в события на лавках самоуглубившихся, покуда вой и визг на свободных территориях не начинал зашкаливать. Тогда, призвав на помощь пару чокнутых, или полудурков, утаскивали особо беспокойного с лавок и фиксировали, распяв на второй койке под навесом.</text:p>
      <text:p text:style-name="P26">Жара и меня туда загоняла и я садился на одну из фанерных скамеечек, которые все игнорировали из-за их неудобства.</text:p>
      <text:p text:style-name="P26">Действительно, высидеть целый день на одной плоскости тяжело — под вечер не знаешь на какую ягодицу перевалиться.</text:p>
      <text:p text:style-name="P26">Сама Площадка пребывала в постоянном движении: туда-сюда, кругами.</text:p>
      <text:p text:style-name="P26">У забора позади лавок где я валялся утром, менялись спины больных прилипших к щелям между толстых досок. Иногда кто-нибудь из них дрочил, потому что четвёртое отделение, пребывая на том же уровне умственного развития, как и мы, являлись больными противоположного пола и у них есть свои абсолютно свободные в чём мать родила.</text:p>
      <text:p text:style-name="P27">Это лишь моё предположения, потому что сам я видел всего одну.</text:p>
      <text:p text:style-name="P27">Черноволосая, худая, лет за тридцать, она по пояс высунулась поверх забора и плавным движением и балетно плавным движением руки бросила большой цветок в пыль под топочущими ногами наших.</text:p>
      <text:p text:style-name="P27">Полудурки затеяли свалку вокруг цветка, а её сдёрнули с той стороны, но грудь была красивой формы.</text:p>
      <text:p text:style-name="P22"><text:span text:style-name="T14">Трижды в день, чтобы размять запухшие ягодицы, я покидал тень навеса и ходил по </text:span><text:soft-page-break/><text:span text:style-name="T14">Площадке широкими кругами. При этом я воссоздавал в уме наизусть строчки «Романа в картинках», который у меня зародился ещё на воле, но окончательно оформился уже здесь.</text:span></text:p>
      <text:p text:style-name="P27">Общий объём его составляет около страницы текста и мне важно было не утерять ни одной запятой и не допустить подмен слов в предложениях, ведь ни карандаша, ни бумаги у меня на этот раз с собой не было.</text:p>
      <text:p text:style-name="P27">Однажды, чересчур углубившись в пунктуацию ненаписанных строк, я переступил невидимую черту вдоль лавок абсолютно свободных и два-три удара по корпусу и в голову вернули меня в окружающую действительность.</text:p>
      <text:p text:style-name="P27">Но я не мог позволить этой действительности поломать мою систему выживания в пустоте. В воскресенье я отправлялся на пляж.</text:p>
      <text:p text:style-name="P27">Я вытаскивал две фанерные скамейки к той стороне, где сетка — подальше от свободных, и целый день принимал солнечные ванны., с перерывом на обед и когда покличут идти получать свой шприц в задницу.</text:p>
      <text:p text:style-name="P27">Когда я там лежал с закрытыми глазами, то окружающий шумовой фон в точности воссоздавал вопли и визги переполненного летнего пляжа.</text:p>
      <text:p text:style-name="P27">При поступлении в пятую палату, вместо трусов мне выдали длинные кальсоны с завязками, их невозможно закатать выше колен. На пляже я снимал их и обматывал свои чресла майкой.</text:p>
      <text:p text:style-name="P28">В одно из воскресений дежурила заведующая и её до глубины души поразила фривольность моего костюма:</text:p>
      <text:p text:style-name="P28">- И это человек с высшим образованием!</text:p>
      <text:p text:style-name="P28">Как она догадалась, что под майкой больше ничего нет? Ей помогла детская считалочка: если пижама под головой, а измазанные сукровицей кальсоны на спинке скамейки — что осталось на трубе в виде гульфика?</text:p>
      <text:p text:style-name="P28">Через день после её оглашения, что моё прошлое подмочено вузом, ко мне подошёл Таратун, из новой волны больных. Он пригласил меня посотрудничать в деле создания ядерной бомбы, где у них уже есть хорошая рабочая группа.</text:p>
      <text:p text:style-name="P28">Я отказался под предлогом, что опять придётся расщеплять эти долбанные ядра — ну, их, не хочу! Больше он не подходил.</text:p>
      <text:p text:style-name="P28">Среди медбратьев тоже появились новенькие — один мужик невысокого роста с красивой шевелюрой из мелко кудрявых рыжих волос и перебитой правой ногой. Или она короче оказалась, но он сильно на неё припадал.</text:p>
      <text:p text:style-name="P28">Другой — стройный черноволосый юноша в безукоризненно белом халате. Он единственный там называл меня на «вы» и собирался поступать в какой-то медицинский институт в Ленинграде. А пока что делал мне уколы поверх спущенных штанов и кальсонов и сочувственно приговаривал, что просто места уже не осталось куда колоть — потому и кровит.</text:p>
      <text:p text:style-name="P28">Однажды вечером, когда мы с гиканьем вернулись с Площадки, тот голый качок — весь потный и облипший пылью, прижался к двери «манипуляционный кабинет» в холле перед палатой наблюдения.</text:p>
      <text:p text:style-name="P29">Юноша-медбрат, чтоб не испачкать свой белоснежный халат отогнал его прочь высокими пинками чёрных начищенных туфлей.</text:p>
      <text:p text:style-name="P29">- Вы представляете? Теперь дверь придётся мыть.</text:p>
      <text:p text:style-name="P29">Мне в тот момент показалось, что я понимаю голого качка — прижаться истёрзанным зноем телом к такой чистой, источающей прохладу двери; пусть хоть и заперта.</text:p>
      <text:p text:style-name="P29">У Герберта Уэльса есть роман — «Когда спящий проснётся».</text:p>
      <text:p text:style-name="P29">Спящий бритоголовый Саша проснулся на койке под навесом и, не открывая глаз, сказал»</text:p>
      <text:p text:style-name="P29">- До чего смешная фамилия — Таратун.</text:p>
      <text:p text:style-name="P29">Секунду спустя на Площадке раздались крики медбрата. Я повернул голову: звякнув сеткой, Таратун преодолел её двухметровую высоту и — был таков.</text:p>
      <text:p text:style-name="P29">Медбрат, припадая на правую ногу подбежал следом, но — куда ему! Даже и пытаться не стал.</text:p>
      <text:p text:style-name="P29">Он отдал свой халат другому медбрату и ушёл. Вскоре появился медбрат ему на подмену.</text:p>
      <text:p text:style-name="P29"><text:soft-page-break/>Площадка пребывала в возбуждении до самого вечера, даже дрочить перестали.</text:p>
      <text:p text:style-name="P29">Перед помывкой ног явился колченогий рыжий — довольный, как слон; он поймал этого падлу!</text:p>
      <text:p text:style-name="P29">Мы поднялись в отделение и заглянули в шестую палату, где Таратун уже лежал на койке прификсированный и умиротворённый причитающимся ему уколом серы.</text:p>
      <text:p text:style-name="P29">Он затягивался сигаретным дымом из бычка, который кто-то из полудурков держал перед его губами и негромко повествовал.</text:p>
      <text:p text:style-name="P29">Он убежал на окраину города и затаился в кустах глубокого оврага; его никто не видел, там вообще и хат нет. Как этот рыжий падла его нашёл?</text:p>
      <text:p text:style-name="P29"/>
      <text:p text:style-name="P29">А меня снедáла грусть-тоска. То есть, они там зациклились на своей шизофрении с монографиями, а тут открываются неоглядные горизонты непостижимых человеческих возможностей.</text:p>
      <text:p text:style-name="P29">Как спящий Саша узнал о предстоящем побеге Таратуна за несколько секунд до его совершения?</text:p>
      <text:p text:style-name="P30">Что привело рыжего в нужный овраг и именно к тому кусту, за которым скрывался беглец?</text:p>
      <text:p text:style-name="P31">На некоторые вопросы я так и не смогу узнать ответа. Никогда...</text:p>
      <text:p text:style-name="P30">А остальным до них и дела нет.</text:p>
      <text:p text:style-name="P30">Среди представителей новой волны нормальным выражением лица выделялся высокий черноволосый молодой человек. Озабоченно исхудалый, он легко возбуждался от слов,</text:p>
      <text:p text:style-name="P30">Один раз он стал говорить о каких-то фашистах готовых идти по трупам для достижения чего хотят. Я пожал плечами и сказал:</text:p>
      <text:p text:style-name="P30">- Цель оправдывает средства.</text:p>
      <text:p text:style-name="P30">А он решил, что я оправдываю тех фашистов и очень вспылил, но меня не ударил.</text:p>
      <text:p text:style-name="P30">Он, кстати, тоже из строителей и его забрали прямо со стройки, в восемь часов вечера.</text:p>
      <text:p text:style-name="P30">- У вас две смены?</text:p>
      <text:p text:style-name="P30">- Нет, мы до пяти, просто зашёл посмотреть, спланировать свою работу на завтра.</text:p>
      <text:p text:style-name="P30">Ну, дорогой! Ты после пяти пришёл на рабочее место? Они правы — твоё место здесь.</text:p>
      <text:p text:style-name="P23"/>
      <text:p text:style-name="P23">Ах, да! На Площадке была ещё музыка!</text:p>
      <text:p text:style-name="P23">Её делал больной баянист своим репертуаром из двух-трёх песен: «По Дону гуляет», «Ты — <text:s/>лягавый, я — блатной» и... кажется всё.</text:p>
      <text:p text:style-name="P23">Их исполнение он начинал утром, с интервалом в час, но тот всё укорачивался и вечером они уже шли подряд. Тем самым, он достигал совершенной виртуозности исполнения, к которому вечером добавлялось и пение, тоже без ошибок.</text:p>
      <text:p text:style-name="P23">Этой парой песен баянист доводил Площадку до экстатично оргиастичного состояния, превращая нас к вечеру в едины<text:span text:style-name="T17">й</text:span> организм, где каждый орган делает что ему положено. Кто хором подпевал, кто пускался в пляс; даже <text:span text:style-name="T17">свободные в их керамическом загаре начинали визжать как-то в такт.</text:span></text:p>
      <text:p text:style-name="P24">Я видел пожилую медсестру, в порыве общего восторга, она тоже плясала и эйкала в кругу полудурков под жёлтой лампочкой в летних сумерках.</text:p>
      <text:p text:style-name="P24">Такая эйфория накатывала не ежедневно, но накатывала.</text:p>
      <text:p text:style-name="P24">Потом баяниста выписали — его сорокопятидневка истекла.</text:p>
      <text:p text:style-name="P24">Два дня нам чего-то не хватало. Но вдруг после обеда, смущённо улыбаясь он вновь появился в калитке, потому что утром одел галстук и пошёл в горисполком указывать им на их ошибки в руководстве городом Ромны.</text:p>
      <text:p text:style-name="P24"/>
      <text:p text:style-name="P24"><text:s/>Ваня Король был бы вполне нормальным, но фамилия довела его до мании величия и вот он среди нас, один из нас, но с монаршими замашками.</text:p>
      <text:p text:style-name="P24">Мало ему четвёртого отделения за щелями в заборе, он — гурман. Людовик-Солнце.</text:p>
      <text:p text:style-name="P24">Дождался, когда из строящейся одноэтажки за сеткой покажутся штукатурши в спецовках заляпанных раствором, зашёл в сортир меж трёх жестяных стенок и, поглядывая сквозь щели <text:soft-page-break/>в жести на баб в рабочем, размашисто гоняет ладонью по члену — <text:s/>туда-сюда — стоя в профиль к остальной Площадке. И это пример для подданных?</text:p>
      <text:p text:style-name="P24">Достигнув чего хотел, он опустошённо покидает сортир.</text:p>
      <text:p text:style-name="P24">Одна из штукатурш взяла щётку для побелки и, положив на крылечко, стала её подравнивать.</text:p>
      <text:p text:style-name="P25"><text:s/>Мужской голос прорезал какофонию джунглей Площадки</text:p>
      <text:p text:style-name="P24">- Доску подложи! <text:span text:style-name="T18">Б</text:span>етон рубишь, дура!</text:p>
      <text:p text:style-name="P25">Она никак не ждала указаний с этой стороны, думала тут одни керамические.</text:p>
      <text:p text:style-name="P25">Просто я не люблю, когда портят инструмент, Наверное, это у меня фамильное.</text:p>
      <text:p text:style-name="P30"/>
      <text:p text:style-name="P16">Пока что я лишь обозначил внешние контуры Площадки, её оболочку. Но в чём её суть?</text:p>
      <text:p text:style-name="P16">Какой смысл в этом хаотично бурлящем движении или забившей на всё неподвижности?</text:p>
      <text:p text:style-name="P16">Он существует? Безусловно.</text:p>
      <text:p text:style-name="P16">Бульонно кипящий хаос похлёбки из сумятливых ингредиентов и и недвижно залёгших на дно овощей, не что иное как срез составных и состояния рода человеческого.</text:p>
      <text:p text:style-name="P16">Вопрос «а вкусно ли варево?» к делу не относится.</text:p>
      <text:p text:style-name="P16">Итак, навскидку, но без промаха, внутри Площадки легко выделить нижеследующие категории:</text:p>
      <text:p text:style-name="P16">а) нормальные, они же персонал, они же медбратья, они же падлы в белом и т. п., и т. д.;</text:p>
      <text:p text:style-name="P16">б) свихнутые, они же тронутые, они же чокнутые, они же шизики и т. п., и т. д.;</text:p>
      <text:p text:style-name="P16">в) полудурки, они же полуцвéты, они же пришибленные, они же отморозки и т. п., и т. д.;</text:p>
      <text:p text:style-name="P16">г) «не все дома», они же «сдвиг по фазе», они же «не в себе» и т. п., и т. д.;</text:p>
      <text:p text:style-name="P17">д) «невозвращенцы», они же «безвозвратно свободные», они же «в поле ветер, в поле дым» <text:span text:style-name="T7">и т. п., и т. д.</text:span></text:p>
      <text:p text:style-name="P17">Для начала, нужно чётко осознать размытость и подвижность границ между вышеизложенными категориями — некоторых медбратьев от некоторых категорий отделяет лишь цвет униформы.</text:p>
      <text:p text:style-name="P17">Во-вторых (и это важно!), что пробным камнем, позволяющим проводить разграничения является возможность утилизации данного индивидуума в интересах текущей общественной формации, которая и создаёт Площадки.</text:p>
      <text:p text:style-name="P17">Такая формация необходимо должна быть <text:span text:style-name="T8">текущей</text:span>.</text:p>
      <text:p text:style-name="P17">Свихнутый Дон-Кихот великолепно вписался бы в ряды нормальных в <text:span text:style-name="T8">предыдущей</text:span> формации.</text:p>
      <text:p text:style-name="P17">Тарзанно ревущий невозвращенец, достигший абсолютной свободы от условностей морали и поведения человечьей породы, запросто станет своим в семье бурых медведей, но нормальным его качества ни к чему.</text:p>
      <text:p text:style-name="P17">Полудурки не в состоянии доходчиво изложить логику своих действий, Однако, располагая опорно-двигательным аппаратом достаточным для перемещения тяжестей, а также способностью к репродукции, они являются становым хребтом любой формации. Просто их время от времени надо подрихтовывать, чтоб эти санчи пансы отирали висящую с их губ слюну и не переходили бы улицу на красный.</text:p>
      <text:p text:style-name="P18">Имеющие сдвиг по фазе изобретают теорию вероятности, или пишут роман «Поминки по Финнигану», а потом нормальным приходится прикидываться будто смыслят хоть малейший бельмес во всём этом. Вот почему, если ты толкаешь свои бредовые идеи не располагая соответствующим дипломом — добро пожаловать в пятое отделение.</text:p>
      <text:p text:style-name="P18">Курорт Площадки ждёт вас!</text:p>
      <text:p text:style-name="P18">Да, но нужны ли мы друг другу? На кой ляд нормальным невозвращенцы?</text:p>
      <text:p text:style-name="P18">Не будем забывать о подвижности категорий — до прихода к абсолюту, они начинали в другой лиге.</text:p>
      <text:p text:style-name="P18">И также могут держать в надежде — а вдруг всплывут обратно из своих грубин?</text:p>
      <text:p text:style-name="P18"><text:tab/><text:tab/><text:tab/><text:span text:style-name="T9">Shine! Shine on!</text:span></text:p>
      <text:p text:style-name="P18"><text:span text:style-name="T9"><text:tab/><text:tab/><text:tab/>You, crazy diamond!.</text:span>.</text:p>
      <text:p text:style-name="P18">Не бойся! Не догонят! Им не подняться до сияющих вершин твоей абсолютной свободы.</text:p>
      <text:p text:style-name="P18"><text:soft-page-break/></text:p>
      <text:p text:style-name="P18">К какой категории отношусь я лично? </text:p>
      <text:p text:style-name="P18">Во сне приходят голоса, таить не стану. А наяву, как все, считаю себя нормальным, хотя обратиться за справкой, что, <text:span text:style-name="T10">да! — уже не рискну.</text:span></text:p>
      <text:p text:style-name="P19">Мне довелось побывать и в прочих категориях, ведь я всего лишь капля в струях текущей формации. Порой выносит меня и на стрежень, а ино — по перекатам тащит, или в затоне прохлаждаюсь.</text:p>
      <text:p text:style-name="P19">О чём, вобщем-то, и толкую в этом вот письме, к которому давно пора вернуться.</text:p>
      <text:p text:style-name="P11"/>
      <text:p text:style-name="P20">Всё возвращается на круги своя и через сорок пять дней я вернулся в нашу бригаду. Два месяца спустя ягодицы тоже пришли в свою форму.</text:p>
      <text:p text:style-name="P20">Просто, идя по улицам Посёлка, где в пыльных колдобинах будущих луж валялись груды высыпанных туда яблок-падалок, я жалел, что как-то всё шло без меня.</text:p>
      <text:p text:style-name="P20"><text:tab/><text:tab/><text:tab/><text:span text:style-name="T9">Вот и лето прошло,</text:span></text:p>
      <text:p text:style-name="P20"><text:span text:style-name="T9"><text:tab/><text:tab/><text:tab/>Словно и не бывало.</text:span>..</text:p>
      <text:p text:style-name="P20">На Декабристов 13 появился Гена, муж моей сестры Наташи; с его родителями у них пока что не притёрлось, но всему своё время.</text:p>
      <text:p text:style-name="P20">Да, свадьбу я пропустил, но нет худа без добра — Леночка съездила всё же в «Артек».</text:p>
      <text:p text:style-name="P20">Дело выгорела, вопреки пессимистическим прогнозам Слаушевского. К тому же так дёшево — я и копейки не заплатил, всё за счёт профсоюза.</text:p>
      <text:p text:style-name="P20">Повидалась ли Леночка со своей матерью, Ольгой? Ведь Феодосия тоже в Крыму. </text:p>
      <text:p text:style-name="P20">Не знаю. Я так никогда и не научился задавать самые элементарные, простые вопрос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4-06T20:04:50.517609382</meta:creation-date>
    <dc:date>2016-08-26T10:47:32.131280363</dc:date>
    <dc:creator>sehrguey </dc:creator>
    <meta:editing-duration>PT4H41M39S</meta:editing-duration>
    <meta:editing-cycles>35</meta:editing-cycles>
    <meta:generator>LibreOffice/4.3.3.2$Linux_x86 LibreOffice_project/430m0$Build-2</meta:generator>
    <meta:document-statistic meta:table-count="0" meta:image-count="0" meta:object-count="0" meta:page-count="10" meta:paragraph-count="250" meta:word-count="4614" meta:character-count="29607" meta:non-whitespace-character-count="25118"/>
  </office:meta>
</office:document-meta>
</file>